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443be" officeooo:paragraph-rsid="000443be"/>
    </style:style>
    <style:style style:name="P3" style:family="paragraph" style:parent-style-name="Heading_20_1">
      <style:text-properties style:text-underline-style="solid" style:text-underline-width="auto" style:text-underline-color="font-color" officeooo:rsid="001c4c3f" officeooo:paragraph-rsid="001c4c3f"/>
    </style:style>
    <style:style style:name="P4" style:family="paragraph" style:parent-style-name="Heading_20_1">
      <style:paragraph-properties fo:break-before="page"/>
      <style:text-properties officeooo:paragraph-rsid="000443be"/>
    </style:style>
    <style:style style:name="P5" style:family="paragraph" style:parent-style-name="Heading_20_3">
      <style:text-properties officeooo:paragraph-rsid="00067350"/>
    </style:style>
    <style:style style:name="P6" style:family="paragraph" style:parent-style-name="Heading_20_3">
      <style:text-properties officeooo:rsid="001a3278" officeooo:paragraph-rsid="001a3278"/>
    </style:style>
    <style:style style:name="P7" style:family="paragraph" style:parent-style-name="Heading_20_3">
      <style:text-properties officeooo:rsid="003e8ed0" officeooo:paragraph-rsid="003e8ed0"/>
    </style:style>
    <style:style style:name="P8" style:family="paragraph" style:parent-style-name="Heading_20_3">
      <style:text-properties officeooo:rsid="003f1327" officeooo:paragraph-rsid="003f1327"/>
    </style:style>
    <style:style style:name="P9" style:family="paragraph" style:parent-style-name="List_20_Paragraph" style:list-style-name="WWNum10"/>
    <style:style style:name="P10" style:family="paragraph" style:parent-style-name="List_20_Paragraph" style:list-style-name="WWNum16"/>
    <style:style style:name="P11" style:family="paragraph" style:parent-style-name="List_20_Paragraph" style:list-style-name="WWNum16">
      <style:paragraph-properties fo:margin-left="0in" fo:margin-right="0in" fo:text-indent="0in" style:auto-text-indent="false"/>
    </style:style>
    <style:style style:name="P12" style:family="paragraph" style:parent-style-name="List_20_Paragraph" style:list-style-name="WWNum16">
      <style:text-properties officeooo:paragraph-rsid="00254238"/>
    </style:style>
    <style:style style:name="P13" style:family="paragraph" style:parent-style-name="List_20_Paragraph" style:list-style-name="WWNum11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2b33bf"/>
    </style:style>
    <style:style style:name="P14" style:family="paragraph" style:parent-style-name="List_20_Paragraph" style:list-style-name="WWNum1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2b33bf"/>
    </style:style>
    <style:style style:name="P15" style:family="paragraph" style:parent-style-name="List_20_Paragraph" style:list-style-name="WWNum11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38ad31"/>
    </style:style>
    <style:style style:name="P16" style:family="paragraph" style:parent-style-name="List_20_Paragraph" style:list-style-name="WWNum11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3a2ffc"/>
    </style:style>
    <style:style style:name="P17" style:family="paragraph" style:parent-style-name="List_20_Paragraph" style:list-style-name="WWNum1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3a2ffc"/>
    </style:style>
    <style:style style:name="P18" style:family="paragraph" style:parent-style-name="List_20_Paragraph" style:list-style-name="WWNum1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3f1327"/>
    </style:style>
    <style:style style:name="P19" style:family="paragraph" style:parent-style-name="List_20_Paragraph" style:list-style-name="WWNum13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2b33bf"/>
    </style:style>
    <style:style style:name="P20" style:family="paragraph" style:parent-style-name="List_20_Paragraph" style:list-style-name="WWNum13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2b33bf"/>
    </style:style>
    <style:style style:name="P21" style:family="paragraph" style:parent-style-name="List_20_Paragraph" style:list-style-name="WWNum13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3e8ed0"/>
    </style:style>
    <style:style style:name="P22" style:family="paragraph" style:parent-style-name="List_20_Paragraph" style:list-style-name="WWNum12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1f7d80"/>
    </style:style>
    <style:style style:name="P23" style:family="paragraph" style:parent-style-name="List_20_Paragraph" style:list-style-name="WWNum12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2b33bf"/>
    </style:style>
    <style:style style:name="P24" style:family="paragraph" style:parent-style-name="List_20_Paragraph" style:list-style-name="WWNum12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2b33bf"/>
    </style:style>
    <style:style style:name="P25" style:family="paragraph" style:parent-style-name="List_20_Paragraph" style:list-style-name="WWNum12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387137"/>
    </style:style>
    <style:style style:name="P26" style:family="paragraph" style:parent-style-name="List_20_Paragraph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1f7d80"/>
    </style:style>
    <style:style style:name="P27" style:family="paragraph" style:parent-style-name="List_20_Paragraph" style:list-style-name="L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1f7d80"/>
    </style:style>
    <style:style style:name="P28" style:family="paragraph" style:parent-style-name="List_20_Paragraph" style:list-style-name="L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1ff1bd"/>
    </style:style>
    <style:style style:name="P29" style:family="paragraph" style:parent-style-name="List_20_Paragraph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2b33bf"/>
    </style:style>
    <style:style style:name="P30" style:family="paragraph" style:parent-style-name="List_20_Paragraph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paragraph-rsid="0038ad31"/>
    </style:style>
    <style:style style:name="P31" style:family="paragraph" style:parent-style-name="List_20_Paragraph" style:list-style-name="WWNum11">
      <loext:graphic-properties draw:fill="solid" draw:fill-color="#ffffff"/>
      <style:paragraph-properties fo:margin-top="0in" fo:margin-bottom="0in" style:contextual-spacing="true" fo:line-height="115%" fo:background-color="#ffffff"/>
      <style:text-properties fo:color="#222222" loext:opacity="100%"/>
    </style:style>
    <style:style style:name="P32" style:family="paragraph" style:parent-style-name="List_20_Paragraph" style:list-style-name="WWNum1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fo:color="#222222" loext:opacity="100%"/>
    </style:style>
    <style:style style:name="P33" style:family="paragraph" style:parent-style-name="List_20_Paragraph" style:list-style-name="WWNum12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fo:color="#222222" loext:opacity="100%" officeooo:paragraph-rsid="001a3278"/>
    </style:style>
    <style:style style:name="P34" style:family="paragraph" style:parent-style-name="List_20_Paragraph" style:list-style-name="WWNum11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fo:color="#222222" loext:opacity="100%" fo:font-weight="bold" style:font-weight-asian="bold" style:font-weight-complex="bold"/>
    </style:style>
    <style:style style:name="P35" style:family="paragraph" style:parent-style-name="List_20_Paragraph" style:list-style-name="WWNum12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fo:color="#222222" loext:opacity="100%" officeooo:rsid="001d8c27" officeooo:paragraph-rsid="001d8c27"/>
    </style:style>
    <style:style style:name="P36" style:family="paragraph" style:parent-style-name="List_20_Paragraph" style:list-style-name="WWNum11">
      <loext:graphic-properties draw:fill="solid" draw:fill-color="#ffffff"/>
      <style:paragraph-properties fo:margin-top="0in" fo:margin-bottom="0in" style:contextual-spacing="true" fo:line-height="115%" fo:background-color="#ffffff"/>
      <style:text-properties fo:color="#222222" loext:opacity="100%" officeooo:rsid="001ff1bd" officeooo:paragraph-rsid="001ff1bd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officeooo:rsid="00067350" officeooo:paragraph-rsid="00067350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officeooo:rsid="00076706" officeooo:paragraph-rsid="00076706"/>
    </style:style>
    <style:style style:name="P39" style:family="paragraph" style:parent-style-name="List_20_Paragraph">
      <style:paragraph-properties fo:margin-left="0in" fo:margin-right="0in" fo:text-indent="0in" style:auto-text-indent="false"/>
      <style:text-properties officeooo:rsid="000b880d" officeooo:paragraph-rsid="000b880d"/>
    </style:style>
    <style:style style:name="P40" style:family="paragraph" style:parent-style-name="List_20_Paragraph">
      <style:paragraph-properties fo:margin-left="0in" fo:margin-right="0in" fo:text-indent="0in" style:auto-text-indent="false"/>
      <style:text-properties officeooo:rsid="00104183" officeooo:paragraph-rsid="00104183"/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officeooo:rsid="00235aca" officeooo:paragraph-rsid="00235aca"/>
    </style:style>
    <style:style style:name="P42" style:family="paragraph" style:parent-style-name="List_20_Paragraph">
      <loext:graphic-properties draw:fill="solid" draw:fill-color="#ffffff"/>
      <style:paragraph-properties fo:margin-left="0in" fo:margin-right="0in" fo:margin-top="0in" fo:margin-bottom="0in" style:contextual-spacing="true" fo:line-height="115%" fo:text-indent="0in" style:auto-text-indent="false" fo:background-color="#ffffff"/>
      <style:text-properties officeooo:rsid="0043f1a1" officeooo:paragraph-rsid="0043f1a1"/>
    </style:style>
    <style:style style:name="P43" style:family="paragraph" style:parent-style-name="List_20_Paragraph" style:list-style-name="WWNum13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rsid="00486437" officeooo:paragraph-rsid="00486437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Standard" style:list-style-name="L2">
      <loext:graphic-properties draw:fill="solid" draw:fill-color="#ffffff"/>
      <style:paragraph-properties fo:margin-top="0in" fo:margin-bottom="0in" style:contextual-spacing="true" fo:line-height="115%" fo:background-color="#ffffff"/>
      <style:text-properties officeooo:paragraph-rsid="003d7772"/>
    </style:style>
    <style:style style:name="P46" style:family="paragraph" style:parent-style-name="Standard">
      <style:text-properties officeooo:rsid="001416b8" officeooo:paragraph-rsid="001416b8"/>
    </style:style>
    <style:style style:name="P47" style:family="paragraph" style:parent-style-name="Standard">
      <style:text-properties officeooo:rsid="001416b8" officeooo:paragraph-rsid="0015a36c"/>
    </style:style>
    <style:style style:name="P48" style:family="paragraph" style:parent-style-name="Standard">
      <style:text-properties officeooo:rsid="001471da" officeooo:paragraph-rsid="001471da"/>
    </style:style>
    <style:style style:name="P49" style:family="paragraph" style:parent-style-name="Standard">
      <style:text-properties officeooo:paragraph-rsid="00176c79"/>
    </style:style>
    <style:style style:name="P50" style:family="paragraph" style:parent-style-name="Standard">
      <style:text-properties officeooo:paragraph-rsid="000443be"/>
    </style:style>
    <style:style style:name="P51" style:family="paragraph" style:parent-style-name="Standard">
      <style:text-properties officeooo:rsid="00286ee8" officeooo:paragraph-rsid="00286ee8"/>
    </style:style>
    <style:style style:name="P52" style:family="paragraph" style:parent-style-name="Standard">
      <style:text-properties officeooo:rsid="0034a5a2" officeooo:paragraph-rsid="0034a5a2"/>
    </style:style>
    <style:style style:name="P53" style:family="paragraph" style:parent-style-name="Standard" style:list-style-name="L2">
      <style:text-properties officeooo:rsid="003d7772" officeooo:paragraph-rsid="003d77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22222" loext:opacity="100%"/>
    </style:style>
    <style:style style:name="T3" style:family="text">
      <style:text-properties fo:color="#222222" loext:opacity="100%" fo:font-weight="bold" officeooo:rsid="003e8ed0" style:font-weight-asian="bold" style:font-weight-complex="bold"/>
    </style:style>
    <style:style style:name="T4" style:family="text">
      <style:text-properties fo:color="#222222" loext:opacity="100%"/>
    </style:style>
    <style:style style:name="T5" style:family="text">
      <style:text-properties fo:color="#222222" loext:opacity="100%" officeooo:rsid="0029e33f"/>
    </style:style>
    <style:style style:name="T6" style:family="text">
      <style:text-properties fo:color="#222222" loext:opacity="100%" officeooo:rsid="0038ad31"/>
    </style:style>
    <style:style style:name="T7" style:family="text">
      <style:text-properties fo:color="#222222" loext:opacity="100%" officeooo:rsid="0039bc43"/>
    </style:style>
    <style:style style:name="T8" style:family="text">
      <style:text-properties fo:color="#222222" loext:opacity="100%" officeooo:rsid="003828c9"/>
    </style:style>
    <style:style style:name="T9" style:family="text">
      <style:text-properties fo:color="#222222" loext:opacity="100%" officeooo:rsid="003e8ed0"/>
    </style:style>
    <style:style style:name="T10" style:family="text">
      <style:text-properties fo:color="#222222" loext:opacity="100%" officeooo:rsid="00387137"/>
    </style:style>
    <style:style style:name="T11" style:family="text">
      <style:text-properties fo:color="#222222" loext:opacity="100%" officeooo:rsid="003f1327"/>
    </style:style>
    <style:style style:name="T12" style:family="text">
      <style:text-properties fo:color="#222222" loext:opacity="100%" officeooo:rsid="00454289"/>
    </style:style>
    <style:style style:name="T13" style:family="text">
      <style:text-properties style:use-window-font-color="true" loext:opacity="0%" style:font-name="Calibri" style:text-underline-style="none" officeooo:rsid="001f7d80" style:font-name-complex="Calibri1"/>
    </style:style>
    <style:style style:name="T14" style:family="text">
      <style:text-properties style:use-window-font-color="true" loext:opacity="0%" style:font-name="Calibri" style:text-underline-style="none" officeooo:rsid="001ff1bd" style:font-name-complex="Calibri1"/>
    </style:style>
    <style:style style:name="T15" style:family="text">
      <style:text-properties style:use-window-font-color="true" loext:opacity="0%" style:text-underline-style="none"/>
    </style:style>
    <style:style style:name="T16" style:family="text">
      <style:text-properties officeooo:rsid="00067350"/>
    </style:style>
    <style:style style:name="T17" style:family="text">
      <style:text-properties officeooo:rsid="00091e07"/>
    </style:style>
    <style:style style:name="T18" style:family="text">
      <style:text-properties officeooo:rsid="0009ffdd"/>
    </style:style>
    <style:style style:name="T19" style:family="text">
      <style:text-properties officeooo:rsid="000c423f"/>
    </style:style>
    <style:style style:name="T20" style:family="text">
      <style:text-properties style:text-underline-style="solid" style:text-underline-width="auto" style:text-underline-color="font-color" officeooo:rsid="00106a1e"/>
    </style:style>
    <style:style style:name="T21" style:family="text">
      <style:text-properties style:text-underline-style="solid" style:text-underline-width="auto" style:text-underline-color="font-color" officeooo:rsid="000d4cc5"/>
    </style:style>
    <style:style style:name="T22" style:family="text">
      <style:text-properties officeooo:rsid="001416b8"/>
    </style:style>
    <style:style style:name="T23" style:family="text">
      <style:text-properties officeooo:rsid="00148989"/>
    </style:style>
    <style:style style:name="T24" style:family="text">
      <style:text-properties officeooo:rsid="00176c79"/>
    </style:style>
    <style:style style:name="T25" style:family="text">
      <style:text-properties officeooo:rsid="0021d166"/>
    </style:style>
    <style:style style:name="T26" style:family="text">
      <style:text-properties officeooo:rsid="0036a44b"/>
    </style:style>
    <style:style style:name="T27" style:family="text">
      <style:text-properties officeooo:rsid="0038ad31"/>
    </style:style>
    <style:style style:name="T28" style:family="text">
      <style:text-properties officeooo:rsid="003d77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><text:bookmark-start text:name="_Hlk101197965"/></text:p>
      <text:p text:style-name="P1">Project Plan Template</text:p>
      <text:p text:style-name="Standard">Prepared by: <text:line-break/>Last Updated: </text:p>
      <text:p text:style-name="Standard"/>
      <text:p text:style-name="Standard"/>
      <text:h text:style-name="P2" text:outline-level="1"><text:bookmark-end text:name="_Hlk101197965"/>Business Understanding</text:h>
      <text:p text:style-name="Standard"/>
      <text:h text:style-name="P5" text:outline-level="3"><text:span text:style-name="T16">Overview</text:span></text:h>
      <text:p text:style-name="P37">A summary of the doc's purpose, problem, solution, and desired outcome, usually in 3-5 sentences.</text:p>
      <text:h text:style-name="Heading_20_3" text:outline-level="3">Intent</text:h>
      <text:list xml:id="list1223237825" text:style-name="WWNum10">
        <text:list-item>
          <text:p text:style-name="P9">What is the problem or opportunity?</text:p>
        </text:list-item>
        <text:list-item>
          <text:p text:style-name="P9">Who are the stakeholders?</text:p>
        </text:list-item>
        <text:list-item>
          <text:p text:style-name="P9">What is the <text:span text:style-name="T16">hypothesized </text:span>impact and benefits?</text:p>
        </text:list-item>
        <text:list-item>
          <text:p text:style-name="P9">What is the end state capability of this project to the command?</text:p>
        </text:list-item>
        <text:list-item>
          <text:p text:style-name="P9"><text:span text:style-name="T1">How does this project align with the strategic goals of the command?</text:span></text:p>
        </text:list-item>
      </text:list>
      <text:h text:style-name="Heading_20_3" text:outline-level="3">Metrics</text:h>
      <text:p text:style-name="P38">List the <text:span text:style-name="T1">business</text:span> goals that need to be achieved as metrics for success.</text:p>
      <text:h text:style-name="Heading_20_3" text:outline-level="3"><text:span text:style-name="T17">Risks and </text:span>Constraints</text:h>
      <text:p text:style-name="P38">List <text:span text:style-name="T17">risks and constraints </text:span><text:span text:style-name="T18">of the project</text:span><text:span text:style-name="T17">, relevant to data, technical, </text:span><text:span text:style-name="T18">budgetary, </text:span><text:span text:style-name="T17">ethical, and organizational requirements.</text:span></text:p>
      <text:p text:style-name="P38"/>
      <text:p text:style-name="P41">Per risk and constraint, list method of mitigation, or if mitigation is infeasible, list potential impact.</text:p>
      <text:p text:style-name="P38"/>
      <text:p text:style-name="P40"><text:span text:style-name="T20">Ethical Checklist Reference</text:span>: <text:a xlink:type="simple" xlink:href="https://deon.drivendata.org/#data-science-ethics-checklist" text:style-name="Internet_20_link" text:visited-style-name="Visited_20_Internet_20_Link"><text:span text:style-name="Internet_20_link">https://deon.drivendata.org/#data-science-ethics-checklist</text:span></text:a></text:p>
      <text:h text:style-name="Heading_20_3" text:outline-level="3">Deliverables and Scop<text:span text:style-name="T19">e</text:span></text:h>
      <text:p text:style-name="P39">Define the requested deliverable from the stakeholder perspective; what is the proposed solution from a high-level approach?</text:p>
      <text:p text:style-name="P39"/>
      <text:p text:style-name="P39">Specify what work is out-of-scope for the project.</text:p>
      <text:h text:style-name="Heading_20_3" text:outline-level="3">Requirements Gathering</text:h>
      <text:list xml:id="list3386664746" text:style-name="WWNum16">
        <text:list-header>
          <text:p text:style-name="P11">Provide notes as relevant from the requirements gathering session:</text:p>
        </text:list-header>
        <text:list-item>
          <text:p text:style-name="P10">Problem</text:p>
        </text:list-item>
        <text:list-item>
          <text:p text:style-name="P10">Audience</text:p>
        </text:list-item>
        <text:list-item>
          <text:p text:style-name="P10">Process</text:p>
        </text:list-item>
        <text:list-item>
          <text:p text:style-name="P10">Technical</text:p>
        </text:list-item>
        <text:list-item>
          <text:p text:style-name="P10">Feature-Specific</text:p>
        </text:list-item>
        <text:list-item>
          <text:p text:style-name="P12">POCs</text:p>
        </text:list-item>
      </text:list>
      <text:h text:style-name="P4" text:outline-level="1"><text:span text:style-name="T21">Project Understanding </text:span></text:h>
      <text:p text:style-name="P50"><text:span text:style-name="T21"/></text:p>
      <text:h text:style-name="Heading_20_3" text:outline-level="3">Problem <text:span text:style-name="T22">S</text:span>tatement</text:h>
      <text:p text:style-name="P46">Frame the problem as a data science method i.e. unsupervised, supervised, etc.</text:p>
      <text:h text:style-name="P6" text:outline-level="3">Literature Review</text:h>
      <text:list xml:id="list3482489858" text:style-name="WWNum12">
        <text:list-header>
          <text:p text:style-name="P35">Perform a literature review for potential methodologies.</text:p>
          <text:p text:style-name="P33">For documentation purposes: </text:p>
          <text:list>
            <text:list-item>
              <text:p text:style-name="P22"><text:span text:style-name="T2">Save all literature and write all annotations in Zotero, </text:span><text:span text:style-name="T5">for future citations</text:span></text:p>
            </text:list-item>
            <text:list-item>
              <text:p text:style-name="P22"><text:span text:style-name="T2">Consolidate key notes in Project Plan Appendix</text:span></text:p>
            </text:list-item>
          </text:list>
        </text:list-header>
      </text:list>
      <text:h text:style-name="Heading_20_3" text:outline-level="3">Data Strategy</text:h>
      <text:p text:style-name="P46">What data is required to train the model? Is it presently available? <text:span text:style-name="T23">How will the data be cleaned, prepared, and engineered for features? </text:span>List details relevant to data sources, pipelines, and quality assurance. </text:p>
      <text:h text:style-name="Heading_20_3" text:outline-level="3">Modeling Strategy</text:h>
      <text:p text:style-name="P48">Specify chosen methods and tools for modeling, to include modeling assumptions. </text:p>
      <text:p text:style-name="P52">Why were these methods chosen? What alternatives were considered? List the pros and cons of each assessed method. </text:p>
      <text:p text:style-name="P47">Define technical metrics of project success <text:span text:style-name="T25">for evaluation purposes</text:span>, to include thresholds acceptable to stakeholders. </text:p>
      <text:p text:style-name="P49"><text:span text:style-name="T24">Define the common-sense baseline model, and hypothesized value added of machine learning over baseline.</text:span></text:p>
      <text:p text:style-name="P51">Define the scope of an <text:span text:style-name="T1">MVP-only</text:span> deliverable.</text:p>
      <text:h text:style-name="Heading_20_3" text:outline-level="3"><text:span text:style-name="Internet_20_link"><text:span text:style-name="T15">Solution Architecture</text:span></text:span></text:h>
      <text:p text:style-name="P26"><text:span text:style-name="Internet_20_link"><text:span text:style-name="T13">Provide the following components:</text:span></text:span></text:p>
      <text:list xml:id="list2507803024" text:style-name="L1">
        <text:list-item>
          <text:p text:style-name="P27"><text:span text:style-name="Internet_20_link"><text:span text:style-name="T13">Provide a overall solution architecture diagram, to include data flow.</text:span></text:span></text:p>
        </text:list-item>
        <text:list-item>
          <text:p text:style-name="P27"><text:span text:style-name="Internet_20_link"><text:span text:style-name="T13">List estimated monthly costs for storage and compute. </text:span></text:span></text:p>
        </text:list-item>
        <text:list-item>
          <text:p text:style-name="P28"><text:span text:style-name="Internet_20_link"><text:span text:style-name="T14">List methods and tools for deployment, to include monitoring and alarms.</text:span></text:span></text:p>
        </text:list-item>
      </text:list>
      <text:h text:style-name="Heading_20_3" text:outline-level="3">Timeline</text:h>
      <text:list xml:id="list626646987" text:style-name="WWNum11">
        <text:list-header>
          <text:p text:style-name="P32">Anticipated timeline for:</text:p>
        </text:list-header>
        <text:list-item>
          <text:p text:style-name="P36">Project Understanding</text:p>
        </text:list-item>
        <text:list-item>
          <text:p text:style-name="P36">MVP</text:p>
        </text:list-item>
        <text:list-item>
          <text:p text:style-name="P31">Deployment</text:p>
        </text:list-item>
        <text:list-item>
          <text:p text:style-name="P31">Maintenance</text:p>
          <text:p text:style-name="P34">Include a phased roadmap with milestones.</text:p>
        </text:list-item>
      </text:list>
      <text:h text:style-name="P3" text:outline-level="1"><text:soft-page-break/>Appendices</text:h>
      <text:h text:style-name="Heading_20_3" text:outline-level="3"><text:span text:style-name="T28">Stage 2 Appendix</text:span></text:h>
      <text:list xml:id="list3097383150" text:style-name="L2">
        <text:list-item>
          <text:p text:style-name="P45"><text:bookmark-start text:name="_Hlk1011982281"/><text:span text:style-name="T8">P</text:span><text:bookmark-end text:name="_Hlk1011982281"/><text:span text:style-name="T8">rovide key notes from literature review during Project Understanding phase</text:span></text:p>
        </text:list-item>
        <text:list-item>
          <text:p text:style-name="P53"><text:span text:style-name="T2">Any other notes or documentation, as relevant to Stage 2</text:span></text:p>
        </text:list-item>
      </text:list>
      <text:h text:style-name="P7" text:outline-level="3">Stage 3 Appendix</text:h>
      <text:list xml:id="list3404841202" text:style-name="WWNum13">
        <text:list-header>
          <text:p text:style-name="P21"><text:span text:style-name="T2">Cite resources from literature review and code development process, where applicable.</text:span></text:p>
        </text:list-header>
      </text:list>
      <text:p text:style-name="P29"><text:span text:style-name="T2"/></text:p>
      <text:list xml:id="list144055008550586" text:continue-numbering="true" text:style-name="WWNum13">
        <text:list-header>
          <text:p text:style-name="P20"><text:span text:style-name="T2">Potential questions to document </text:span><text:span text:style-name="T9">for </text:span><text:span text:style-name="T3">data strategy</text:span><text:span text:style-name="T9">:</text:span></text:p>
        </text:list-header>
        <text:list-item>
          <text:p text:style-name="P19"><text:span text:style-name="T2">What data sources are being used, and why was this data selected?</text:span></text:p>
        </text:list-item>
        <text:list-item>
          <text:p text:style-name="P19"><text:span text:style-name="T2">How was the data obtained, and where is it stored?</text:span></text:p>
        </text:list-item>
        <text:list-item>
          <text:p text:style-name="P43"><text:span text:style-name="T2">What was the sampling plan and demographics, and what exclusions were implemented?</text:span></text:p>
        </text:list-item>
        <text:list-item>
          <text:p text:style-name="P19"><text:span text:style-name="T2">How frequently is the data updated?</text:span></text:p>
        </text:list-item>
        <text:list-item>
          <text:p text:style-name="P19"><text:span text:style-name="T2">What are the known issues in the data?</text:span></text:p>
        </text:list-item>
        <text:list-item>
          <text:p text:style-name="P19"><text:span text:style-name="T2">What are the exploratory statistics and visualizations of the data?</text:span></text:p>
        </text:list-item>
        <text:list-item>
          <text:p text:style-name="P19"><text:span text:style-name="T2">How was the data transformed prior to analyses?</text:span></text:p>
        </text:list-item>
        <text:list-item>
          <text:p text:style-name="P19"><text:span text:style-name="T2">What security and privacy protections are in place?</text:span></text:p>
        </text:list-item>
        <text:list-item>
          <text:p text:style-name="P19"><text:span text:style-name="T2">Provide data dictionary (if it does not exist, create one)</text:span></text:p>
          <text:p text:style-name="P20"><text:span text:style-name="T2"/></text:p>
        </text:list-item>
      </text:list>
      <text:list xml:id="list144055542343491" text:continue-list="list3482489858" text:style-name="WWNum12">
        <text:list-header>
          <text:p text:style-name="P24"><text:span text:style-name="T2">Potential questions to document </text:span><text:span text:style-name="T9">for </text:span><text:span text:style-name="T3">methodology</text:span><text:span text:style-name="T9">:</text:span></text:p>
        </text:list-header>
        <text:list-item>
          <text:p text:style-name="P23"><text:span text:style-name="T2">The hypotheses</text:span></text:p>
        </text:list-item>
        <text:list-item>
          <text:p text:style-name="P23"><text:span text:style-name="T2">Assumptions made, and how they were validated</text:span></text:p>
        </text:list-item>
        <text:list-item>
          <text:p text:style-name="P23"><text:span text:style-name="T2">IV(s) and DV</text:span></text:p>
        </text:list-item>
        <text:list-item>
          <text:p text:style-name="P23"><text:span text:style-name="T2">Feature engineering (i.e. each feature used, and how it was computed, and on what basis was it assumed to be meaningful to the problemset)</text:span></text:p>
        </text:list-item>
        <text:list-item>
          <text:p text:style-name="P23"><text:span text:style-name="T2">Test/train/validation splits and the characteristic(s) they were split on </text:span></text:p>
        </text:list-item>
        <text:list-item>
          <text:p text:style-name="P23"><text:span text:style-name="T2">The random seed used</text:span></text:p>
        </text:list-item>
        <text:list-item>
          <text:p text:style-name="P23"><text:span text:style-name="T2">Results from each experiment and relevant metrics</text:span></text:p>
        </text:list-item>
        <text:list-item>
          <text:p text:style-name="P25"><text:span text:style-name="T10">What was the value added of the common-sense baseline compared to the MVP/deployed model? (metrics, costs, latency, etc.)</text:span></text:p>
        </text:list-item>
      </text:list>
      <text:h text:style-name="P7" text:outline-level="3" text:is-list-header="true">Stage 4 Appendix</text:h>
      <text:list xml:id="list144055638253500" text:continue-list="list626646987" text:style-name="WWNum11">
        <text:list-header>
          <text:p text:style-name="P18"><text:span text:style-name="T2">Cite resources from literature review and code development process, where applicable.</text:span></text:p>
          <text:p text:style-name="P18"><text:span text:style-name="T2"/></text:p>
        </text:list-header>
        <text:list-item>
          <text:p text:style-name="P16"><text:span text:style-name="T2">Roll-out, buy-in, and training procedures as implemented</text:span></text:p>
        </text:list-item>
        <text:list-item>
          <text:p text:style-name="P16"><text:span text:style-name="T2">User guide:</text:span></text:p>
          <text:list>
            <text:list-item>
              <text:p text:style-name="P16"><text:span text:style-name="T2">Include screenshots with helpful labels </text:span></text:p>
            </text:list-item>
            <text:list-item>
              <text:p text:style-name="P16"><text:span text:style-name="T2">Example use case of the tool, step by step</text:span></text:p>
            </text:list-item>
            <text:list-item>
              <text:p text:style-name="P16"><text:span text:style-name="T2">Definitions for key outputs of the tool</text:span></text:p>
            </text:list-item>
          </text:list>
        </text:list-item>
        <text:list-item>
          <text:p text:style-name="P16"><text:soft-page-break/><text:span text:style-name="T2">If an API is implemented with the model, provide endpoints, parameters, data formats, and response times</text:span></text:p>
          <text:p text:style-name="P17"/>
        </text:list-item>
      </text:list>
      <text:h text:style-name="P8" text:outline-level="3">Stage 5 Appendix</text:h>
      <text:list xml:id="list144055984469855" text:continue-numbering="true" text:style-name="WWNum11">
        <text:list-header>
          <text:p text:style-name="P18"><text:span text:style-name="T6">Cite resources from literature review and code development process, where applicable.</text:span></text:p>
          <text:p text:style-name="P18"><text:span text:style-name="T6"/></text:p>
          <text:p text:style-name="P14"><text:span text:style-name="T6">P</text:span><text:span text:style-name="T2">otential questions to document </text:span><text:span text:style-name="T11">to maintenance:</text:span></text:p>
        </text:list-header>
        <text:list-item>
          <text:p text:style-name="P13"><text:span text:style-name="T2">What will be considered a failure? (data, model, pipeline, software, etc.)</text:span></text:p>
        </text:list-item>
        <text:list-item>
          <text:p text:style-name="P13"><text:span text:style-name="T2">Ownership and responsible parties </text:span><text:span text:style-name="T12">for maintenance and monitoring</text:span></text:p>
        </text:list-item>
        <text:list-item>
          <text:p text:style-name="P13"><text:span text:style-name="T2">Model/data monitoring tools, to include alarms</text:span></text:p>
        </text:list-item>
        <text:list-item>
          <text:p text:style-name="P13"><text:span text:style-name="T2">Timeline for recurring evaluation of model/data drift, as well as retraining/validation of underlying models</text:span></text:p>
        </text:list-item>
        <text:list-item>
          <text:p text:style-name="P15"><text:span text:style-name="T2">Software versions used, to include </text:span><text:span text:style-name="T7">a requirements.txt of </text:span><text:span text:style-name="T2">Python/R package </text:span><text:span text:style-name="T7">versions</text:span></text:p>
        </text:list-item>
      </text:list>
      <text:p text:style-name="P30"><text:span text:style-name="T2"/></text:p>
      <text:h text:style-name="Heading_20_3" text:outline-level="3">Final Review</text:h>
      <text:p text:style-name="P42"><text:span text:style-name="T2">Executive Summary:</text:span></text:p>
      <text:p text:style-name="P42"><text:span text:style-name="T2"><text:s text:c="4"/>• User story(s)</text:span></text:p>
      <text:p text:style-name="P42"><text:span text:style-name="T2"><text:s text:c="4"/>• Description of final results from modeling</text:span></text:p>
      <text:p text:style-name="P42"><text:span text:style-name="T2"><text:s text:c="4"/>• Description of final products provided</text:span></text:p>
      <text:p text:style-name="P42"><text:span text:style-name="T2"><text:s text:c="4"/>• Impact and benefits to command, based on outcomes</text:span></text:p>
      <text:p text:style-name="P42"><text:span text:style-name="T2"/></text:p>
      <text:p text:style-name="P42"><text:span text:style-name="T2">Lessons Learned</text:span></text:p>
      <text:p text:style-name="P42"><text:span text:style-name="T2"><text:s text:c="4"/>• Project Execution and Customer Engagement</text:span></text:p>
      <text:p text:style-name="P42"><text:span text:style-name="T2"><text:s text:c="4"/>• Data Science / Engineering</text:span></text:p>
      <text:p text:style-name="P42"><text:span text:style-name="T2"><text:s text:c="4"/>• Domain Knowled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text-line-through-style="none" style:text-line-through-type="none" style:text-underline-style="none" style:text-blinking="false"/>
    </style:style>
    <style:style style:name="ListLabel_20_65" style:display-name="ListLabel 65" style:family="text">
      <style:text-properties style:text-line-through-style="none" style:text-line-through-type="none" style:text-underline-style="none" style:text-blinking="false"/>
    </style:style>
    <style:style style:name="ListLabel_20_66" style:display-name="ListLabel 66" style:family="text">
      <style:text-properties style:text-line-through-style="none" style:text-line-through-type="none" style:text-underline-style="none" style:text-blinking="false"/>
    </style:style>
    <style:style style:name="ListLabel_20_67" style:display-name="ListLabel 67" style:family="text">
      <style:text-properties style:text-line-through-style="none" style:text-line-through-type="none" style:text-underline-style="none" style:text-blinking="false"/>
    </style:style>
    <style:style style:name="ListLabel_20_68" style:display-name="ListLabel 68" style:family="text">
      <style:text-properties style:text-line-through-style="none" style:text-line-through-type="none" style:text-underline-style="none" style:text-blinking="false"/>
    </style:style>
    <style:style style:name="ListLabel_20_69" style:display-name="ListLabel 69" style:family="text">
      <style:text-properties style:text-line-through-style="none" style:text-line-through-type="none" style:text-underline-style="none" style:text-blinking="false"/>
    </style:style>
    <style:style style:name="ListLabel_20_70" style:display-name="ListLabel 70" style:family="text">
      <style:text-properties style:text-line-through-style="none" style:text-line-through-type="none" style:text-underline-style="none" style:text-blinking="false"/>
    </style:style>
    <style:style style:name="ListLabel_20_71" style:display-name="ListLabel 71" style:family="text">
      <style:text-properties style:text-line-through-style="none" style:text-line-through-type="none" style:text-underline-style="none" style:text-blinking="false"/>
    </style:style>
    <style:style style:name="ListLabel_20_72" style:display-name="ListLabel 72" style:family="text">
      <style:text-properties style:text-line-through-style="none" style:text-line-through-type="none" style:text-underline-style="none" style:text-blinking="false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Numbering_20_Symbols" style:display-name="Numbering Symbols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Eve Lee</meta:initial-creator>
    <meta:editing-cycles>153</meta:editing-cycles>
    <meta:creation-date>2022-02-04T15:26:00</meta:creation-date>
    <dc:date>2023-03-07T13:16:19.160925706</dc:date>
    <meta:editing-duration>PT1H39M35S</meta:editing-duration>
    <meta:generator>LibreOffice/7.3.7.2$Linux_X86_64 LibreOffice_project/30$Build-2</meta:generator>
    <meta:document-statistic meta:table-count="0" meta:image-count="0" meta:object-count="0" meta:page-count="5" meta:paragraph-count="111" meta:word-count="813" meta:character-count="5201" meta:non-whitespace-character-count="4521"/>
    <meta:user-defined meta:name="AppVersion">16.0000</meta:user-defined>
    <meta:template xlink:type="simple" xlink:actuate="onRequest" xlink:title="Normal" xlink:href=""/>
  </office:meta>
</office:document-meta>
</file>